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line-through-style="solid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3_19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8, FF 13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Sabato Morais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</text:p>
      <text:p text:style-name="P4">Month<text:tab/><text:tab/><text:tab/><text:tab/><text:tab/><text:tab/>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Philadelphia</text:p>
      <text:p text:style-name="P4">State<text:tab/><text:tab/><text:tab/><text:tab/><text:tab/><text:tab/>PA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2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>Also available in AJA Microfilm, Reel #202</text:p>
      <text:p text:style-name="P4"/>
      <text:p text:style-name="P4">VII Transcription</text:p>
      <text:p text:style-name="P2">(Symbols: ?=uncertain; []=supplied information; /=end of line)</text:p>
      <text:p text:style-name="P2"/>
      <text:p text:style-name="P2">[Page 1]</text:p>
      <text:p text:style-name="P2"><text:tab/>With respect to the preparations for the burial/ of our dead, I shall say: that it is customary to wash/ the body clean, because it is written "In the same/ manner that it came, it shall go" when it came to/ the world, it was cleansed, &amp; when it leaves the world,/ it shall again be cleansed. <text:s/>The garments in which/ the body is to be wrapped, have for a long series/ of ages been made of <text:span text:style-name="T1">white linen</text:span><text:span text:style-name="T2">, because it is recorded/ in the Talmud that R. Josiah asked to be so interred./ <text:s/>They must not be too costly, because so has R./ Gamliel ordained, when he perceived that, like at/ the Roman funerals, unnecessary expenditure was/ incurred for that purpose. <text:s/>It is </text:span><text:span text:style-name="T3">also customary</text:span><text:span text:style-name="T2"> not true,/ however, that persons executed must be buried in/ their own clothes, but the law applies to other cases./ <text:s/>It is also customary after the interment, to/</text:span></text:p>
      <text:p text:style-name="P5"/>
      <text:p text:style-name="P5">[Page 2]</text:p>
      <text:p text:style-name="P5">burn a light during the days of mourning/ in allusion to the soul, which, having been/ separated from the mortal clay, has grown/ bright in the contemplation of the Deity./</text:p>
      <text:p text:style-name="P2"><text:span text:style-name="T2">The habit of placing a jug of water, &amp; a/ towel beside the light, is absurd &amp; has no right/ foundation. <text:s/>The beautiful custom of giving/ the "meal of consolation" based upon Biblical/ &amp; Rabbinical authority, has unfortunately/ greatly degenerated. <text:s/>So has the practice of/ sitting low </text:span><text:span text:style-name="T1">all the seven days</text:span><text:span text:style-name="T2">, as a mark/ of humiliation, become unmeaning, and in/ America almost abrogated. <text:s/>The exposing/ of the dead, as used in our midst, is perfectly/ [Hebrew], and ought to be discontinued./ <text:s/>Yours respectfully/ S. Morai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9T14:47:58.23</meta:creation-date>
    <dc:date>2012-03-01T14:51:26.32</dc:date>
    <dc:creator>Penn Libraries</dc:creator>
    <meta:editing-duration>PT00H11M08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2" meta:paragraph-count="66" meta:word-count="437" meta:character-count="2821"/>
  </office:meta>
</office:document-meta>
</file>